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330040263827764535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987673097169463005" text:style-name="L2">
        <text:list-item>
          <text:list>
            <text:list-header>
              <text:p text:style-name="P14"><text:span text:style-name="T1">Run: </text:span><text:s/>0.1 mile lead into a 2 mile run</text:p>
              <text:p text:style-name="P14">2 mile splits: <text:s/>8:21, 8:03</text:p>
              <text:p text:style-name="P1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1"/>
      <text:p text:style-name="P1">Sun Sept 2, 2018 <text:span text:style-name="T1">4 miles</text:span> <text:s/></text:p>
      <text:p text:style-name="P1">I ran 4 miles on hilly roads and averaged 10:45/mile.</text:p>
      <text:p text:style-name="P1"/>
      <text:p text:style-name="P2">Mon Sept 3, 2018 <text:span text:style-name="T1">10 miles</text:span> <text:s/></text:p>
      <text:p text:style-name="P2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2"/>
      <text:p text:style-name="P2">Tues Sept 4, 2018 <text:span text:style-name="T1">5 miles</text:span> <text:s/></text:p>
      <text:p text:style-name="P2">I ran and walked 5 miles on hilly roads on Limber Rd and averaged 11:53/mile. <text:s/>I ran the first mile in 10:51/mile and I ran and walked the next 4 miles averaging about 12:10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4T21:55:41.73</dc:date>
    <dc:creator>James  Lombardi</dc:creator>
    <meta:editing-duration>P5DT6H34M26S</meta:editing-duration>
    <meta:editing-cycles>413</meta:editing-cycles>
    <meta:generator>OpenOffice/4.1.2$Win32 OpenOffice.org_project/412m3$Build-9782</meta:generator>
    <meta:document-statistic meta:table-count="0" meta:image-count="0" meta:object-count="0" meta:page-count="7" meta:paragraph-count="188" meta:word-count="1817" meta:character-count="8992"/>
  </office:meta>
</office:document-meta>
</file>